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5.171cm" fo:margin-left="0.009cm" fo:margin-top="0cm" fo:margin-bottom="0cm" table:align="left" style:writing-mode="lr-tb"/>
    </style:style>
    <style:style style:name="Tabla1.A" style:family="table-column">
      <style:table-column-properties style:column-width="2.413cm"/>
    </style:style>
    <style:style style:name="Tabla1.B" style:family="table-column">
      <style:table-column-properties style:column-width="4.443cm"/>
    </style:style>
    <style:style style:name="Tabla1.C" style:family="table-column">
      <style:table-column-properties style:column-width="8.315cm"/>
    </style:style>
    <style:style style:name="Tabla1.1" style:family="table-row">
      <style:table-row-properties style:min-row-height="0.519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76cm" fo:keep-together="auto"/>
    </style:style>
    <style:style style:name="Tabla1.3" style:family="table-row">
      <style:table-row-properties style:min-row-height="0.506cm" fo:keep-together="auto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0pt" style:font-size-asian="10pt" style:font-name-complex="Arial2" style:font-size-complex="10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name-complex="Arial2" style:font-size-complex="10pt"/>
    </style:style>
    <style:style style:name="P6" style:family="paragraph" style:parent-style-name="Standard">
      <style:paragraph-properties fo:margin-top="0cm" fo:margin-bottom="0.353cm" style:contextual-spacing="false" fo:line-height="150%" fo:text-align="justify" style:justify-single-word="false" fo:orphans="2" fo:widows="2"/>
      <style:text-properties style:font-name="Arial" fo:font-size="10pt" fo:language="gl" fo:country="ES" style:letter-kerning="false" style:font-size-asian="10pt" style:font-name-complex="Arial2" style:font-size-complex="10pt" style:language-complex="ar" style:country-complex="SA"/>
    </style:style>
    <style:style style:name="P7" style:family="paragraph" style:parent-style-name="Standard">
      <style:paragraph-properties fo:margin-top="0cm" fo:margin-bottom="0.353cm" style:contextual-spacing="false" fo:line-height="150%" fo:text-align="justify" style:justify-single-word="false" fo:orphans="2" fo:widows="2"/>
      <style:text-properties fo:language="gl" fo:country="ES" style:letter-kerning="false" style:language-complex="ar" style:country-complex="SA"/>
    </style:style>
    <style:style style:name="P8" style:family="paragraph" style:parent-style-name="Standard">
      <style:paragraph-properties fo:margin-top="0cm" fo:margin-bottom="0.353cm" style:contextual-spacing="false" fo:line-height="150%" fo:text-align="center" style:justify-single-word="false" fo:orphans="2" fo:widows="2"/>
      <style:text-properties fo:language="gl" fo:country="ES" style:letter-kerning="false" style:language-complex="ar" style:country-complex="SA"/>
    </style:style>
    <style:style style:name="P9" style:family="paragraph" style:parent-style-name="Standard">
      <style:text-properties fo:color="#c9211e" loext:opacity="100%" officeooo:rsid="000db471" officeooo:paragraph-rsid="000db471"/>
    </style:style>
    <style:style style:name="T1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2" style:family="text">
      <style:text-properties style:font-name="Arial" fo:font-size="10pt" style:font-size-asian="10pt" style:font-name-complex="Arial2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4" style:family="text">
      <style:text-properties style:text-position="super 58%" style:font-name="Arial" fo:font-size="10pt" style:font-size-asian="10pt" style:font-name-complex="Arial2" style:font-size-complex="10pt"/>
    </style:style>
    <style:style style:name="T5" style:family="text">
      <style:text-properties style:font-name="Comic Sans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E REFORZO</text:span><text:span text:style-name="T1"/></text:p>
      <text:p text:style-name="P4"/>
      <text:p text:style-name="P2"><text:span text:style-name="T2">Recentemente, Sebastián sufriu un accidente cunha traspaleta nos “muelles” de carga da empresa. Ía pensando nas cousas do traballo e esas dores cervicais limitan a flexión do pescozo... non viu vir a máquina. As máquinas son cada vez máis silenciosas, ademais o tránsito de maquinaria non estaba sinalizado nin acoutada a zona de paso. A altura que alcanzan as caixas cos nobelos almacenados, non permite que os condutores teñan unha visibilidade clara. Ademais Pedro, o condutor está tomando antiestamínicos para a alerxia primaveral e anda un pouco durmido. </text:span><text:span text:style-name="T2"/></text:p>
      <text:p text:style-name="P4"/>
      <text:p text:style-name="P2"><text:span text:style-name="T2">Como resultado do accidente, que tivo lugar ás 12:00, cando restaban 6 horas para o termo dunha xornada laboral de 8 horas diarias prestadas de luns a venres, Sebastián permaneceu de baixa dende o 16 de maio até o 30 de setembro.</text:span><text:span text:style-name="T2"/></text:p>
      <text:p text:style-name="P4"/>
      <text:p text:style-name="P2"><text:span text:style-name="T2">Berta e Helena prestaron os 1</text:span><text:span text:style-name="T4">os</text:span><text:span text:style-name="T2"> auxilios ao seu compañeiro, acompañándoo ao centro hospitalario, perdendo o resto do día.</text:span><text:span text:style-name="T2"/></text:p>
      <text:p text:style-name="P4"/>
      <text:p text:style-name="P2"><text:span text:style-name="T2">A encargada, Xulia, en activación do protocolo de emerxencias e tramitación do parte de AT “perdeu” catro horas</text:span><text:span text:style-name="T2"/></text:p>
      <text:p text:style-name="P4"/>
      <text:p text:style-name="P2"><text:span text:style-name="T2">A baixa de Sebastián foi cuberta por Sandra que, aínda que é unha rapaza moi eficiente, tardou 3 días en desenvolverse de forma autónoma no seu traballo.</text:span><text:span text:style-name="T2"/></text:p>
      <text:p text:style-name="P4"/>
      <text:p text:style-name="P2"><text:span text:style-name="T2">Durante a baixa médica a prestación de seguridade social se incrementa nun 25% do salario</text:span><text:span text:style-name="T2"/></text:p>
      <text:p text:style-name="P4"/>
      <text:p text:style-name="P2"><text:span text:style-name="T2">Por baixada de produtividade d@s miróns/as estimáronse perdas por 2 horas de 4 persoas.</text:span><text:span text:style-name="T2"/></text:p>
      <text:p text:style-name="P4"/>
      <text:p text:style-name="P2"><text:span text:style-name="T2">A paralización da produción supuxo un lucro cesante por diferenza entre produción real e prevista de 10000€.</text:span><text:span text:style-name="T2"/></text:p>
      <text:p text:style-name="P4"/>
      <text:p text:style-name="P2"><text:span text:style-name="T2">A Inspección de Traballo e Seguridade Social impón unha sanción de 4000 € por incumprimento de medidas preventivas, logo de teres realizado a pertinente investigación de accidentes.</text:span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text:span text:style-name="T3">ANEXO CON INFORMACIÓN</text:span><text:span text:style-name="T3"/></text:p>
      <text:p text:style-name="P5"/>
      <text:p text:style-name="P3"><text:span text:style-name="T2">Táboa salarial:</text:span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<text:span text:style-name="T1">Salario bruto anual</text:span><text:span text:style-name="T1"/></text:p>
          </table:table-cell>
          <table:table-cell table:style-name="Tabla1.A1" office:value-type="string">
            <text:p text:style-name="P7"><text:span text:style-name="T1">Cotizacións Seguridade Social (anuais)</text:span><text:span text:style-name="T1"/></text:p>
          </table:table-cell>
        </table:table-row>
        <table:table-row table:style-name="Tabla1.2">
          <table:table-cell table:style-name="Tabla1.A1" office:value-type="string">
            <text:p text:style-name="P7"><text:span text:style-name="T1">Operari@s</text:span><text:span text:style-name="T1"/></text:p>
          </table:table-cell>
          <table:table-cell table:style-name="Tabla1.A1" office:value-type="string">
            <text:p text:style-name="P8"><text:span text:style-name="T2">18200 €</text:span><text:span text:style-name="T2"/></text:p>
          </table:table-cell>
          <table:table-cell table:style-name="Tabla1.A1" office:value-type="string">
            <text:p text:style-name="P8"><text:span text:style-name="T2">6370 €</text:span><text:span text:style-name="T2"/></text:p>
          </table:table-cell>
        </table:table-row>
        <table:table-row table:style-name="Tabla1.3">
          <table:table-cell table:style-name="Tabla1.A1" office:value-type="string">
            <text:p text:style-name="P7"><text:span text:style-name="T1">Substituta</text:span><text:span text:style-name="T1"/></text:p>
          </table:table-cell>
          <table:table-cell table:style-name="Tabla1.A1" office:value-type="string">
            <text:p text:style-name="P8"><text:span text:style-name="T2">14700 €</text:span><text:span text:style-name="T2"/></text:p>
          </table:table-cell>
          <table:table-cell table:style-name="Tabla1.A1" office:value-type="string">
            <text:p text:style-name="P8"><text:span text:style-name="T2">5145 €</text:span><text:span text:style-name="T2"/></text:p>
          </table:table-cell>
        </table:table-row>
        <table:table-row table:style-name="Tabla1.3">
          <table:table-cell table:style-name="Tabla1.A1" office:value-type="string">
            <text:p text:style-name="P7"><text:span text:style-name="T1">Mandos</text:span><text:span text:style-name="T1"/></text:p>
          </table:table-cell>
          <table:table-cell table:style-name="Tabla1.A1" office:value-type="string">
            <text:p text:style-name="P8"><text:span text:style-name="T2">23982 €</text:span><text:span text:style-name="T2"/></text:p>
          </table:table-cell>
          <table:table-cell table:style-name="Tabla1.A1" office:value-type="string">
            <text:p text:style-name="P8"><text:span text:style-name="T2">8393.70 €</text:span><text:span text:style-name="T2"/></text:p>
          </table:table-cell>
        </table:table-row>
      </table:table>
      <text:p text:style-name="Standard"/>
      <text:p text:style-name="P3"><text:span text:style-name="T2">Resposta, XUSTIFICANDO, as seguintes cuestións:</text:span><text:span text:style-name="T2"/></text:p>
      <text:p text:style-name="Standard"><text:span text:style-name="T2">Realiza o cálculo dos custes do accidente, empregando o método de cálculo de custes integrais.</text:span></text:p>
      <text:p text:style-name="P9"><text:span text:style-name="T2">1 Horas perdidas por accidentado:</text:span></text:p>
      <text:p text:style-name="P9"><text:span text:style-name="T2">a) salario 18200/14/30x6/8=32.5€</text:span></text:p>
      <text:p text:style-name="P9"><text:span text:style-name="T2">b) seguridade social 6370/14/30x6/8=11.38€</text:span></text:p>
      <text:p text:style-name="P9"><text:span text:style-name="T2">2 horas perdidas por compañeiros</text:span></text:p>
      <text:p text:style-name="P9"><text:span text:style-name="T2">a) salario 2x 18200/14/30x6/8=65€</text:span></text:p>
      <text:p text:style-name="P9"><text:span text:style-name="T2">b) seguridade social 2x 6370/14/30x6/8=22.76€</text:span></text:p>
      <text:p text:style-name="P9"><text:span text:style-name="T2">3 horas perdidas por mando</text:span></text:p>
      <text:p text:style-name="P9"><text:span text:style-name="T2">a) salario 14700/14/30x4/8=28.55€</text:span></text:p>
      <text:p text:style-name="P9"><text:span text:style-name="T2">b)seguridade social 8393.7/14/30x4/8=9.99€</text:span></text:p>
      <text:p text:style-name="P9"><text:span text:style-name="T2">4 custos sustituilo</text:span></text:p>
      <text:p text:style-name="P9"><text:span text:style-name="T2">salario 14700/14/30x3=36.72€</text:span></text:p>
      <text:p text:style-name="P9"><text:span text:style-name="T2">seguridade social 4/8 x 8393.7/14/30 =9.99€</text:span></text:p>
      <text:p text:style-name="P9"><text:span text:style-name="T2">5 baixa medica </text:span></text:p>
      <text:p text:style-name="P9"><text:span text:style-name="T2">a) salario 18200/14/30x138x1.25=7475€</text:span></text:p>
      <text:p text:style-name="P9"><text:span text:style-name="T2">b) seguridade social 6370/14/30x138=2092.99€</text:span></text:p>
      <text:p text:style-name="P9"><text:span text:style-name="T2">6 mirons</text:span></text:p>
      <text:p text:style-name="P9"><text:span text:style-name="T2">salario 4x 2/8 x 18200/14/30=43.33€</text:span></text:p>
      <text:p text:style-name="P9"><text:soft-page-break/><text:span text:style-name="T2">seguridade social 4x 2/8 x6370/14/30=15.17€</text:span></text:p>
      <text:p text:style-name="P9"><text:span text:style-name="T2">total parcial=3912.92€</text:span></text:p>
      <text:p text:style-name="P9"><text:span text:style-name="T2">perdas produccion prevista= 10000€</text:span></text:p>
      <text:p text:style-name="P9"><text:span text:style-name="T2">total parcial= 10000€</text:span></text:p>
      <text:p text:style-name="P9"><text:span text:style-name="T2">responsavilidade administrativa =4000</text:span></text:p>
      <text:p text:style-name="P9"><text:span text:style-name="T2">total xeral=17912.92€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 style:language-asian="gl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asian="F" style:font-family-generic-asian="system" style:font-pitch-asian="variable" style:language-asian="gl" style:country-asian="ES"/>
    </style:style>
    <style:style style:name="Footer_20_Char" style:display-name="Footer Char" style:family="text" style:parent-style-name="Default_20_Paragraph_20_Font">
      <style:text-properties style:font-name-asian="F" style:font-family-generic-asian="system" style:font-pitch-asian="variable" style:language-asian="gl" style:country-asian="E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omic Sans MS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ORMACIÓN E ORIENTACIÓN LABORAL <text:s text:c="3"/>CURSO 2023/2024<text:tab/></text:span><text:span text:style-name="MT1"><text:page-number text:select-page="current">3</text:page-number>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ISSM@iesrodolfoucha.es</meta:initial-creator>
    <meta:editing-cycles>7</meta:editing-cycles>
    <meta:creation-date>2021-11-12T07:46:00</meta:creation-date>
    <dc:date>2023-11-27T11:47:06.187000000</dc:date>
    <meta:editing-duration>PT57M22S</meta:editing-duration>
    <meta:generator>LibreOffice/7.4.6.2$Windows_X86_64 LibreOffice_project/5b1f5509c2decdade7fda905e3e1429a67acd63d</meta:generator>
    <meta:document-statistic meta:table-count="1" meta:image-count="0" meta:object-count="0" meta:page-count="3" meta:paragraph-count="49" meta:word-count="407" meta:character-count="2737" meta:non-whitespace-character-count="2372"/>
    <meta:user-defined meta:name="AppVersion">16.0000</meta:user-defined>
    <meta:template xlink:type="simple" xlink:actuate="onRequest" xlink:title="Normal" xlink:href=""/>
  </office:meta>
</office:document-meta>
</file>